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0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layout" svg:width="6.604cm" svg:height="1.651cm" svg:x="6.842cm" svg:y="2.143cm">
          <text:p text:style-name="P1">Manual</text:p>
        </draw:rect>
        <draw:custom-shape draw:style-name="gr2" draw:text-style-name="P1" xml:id="id2" draw:id="id2" draw:layer="layout" svg:width="6.223cm" svg:height="4.191cm" svg:x="6.588cm" svg:y="5.699cm">
          <text:p text:style-name="P1">Number of recipe </text:p>
          <text:p text:style-name="P1">component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xml:id="id3" draw:id="id3" draw:layer="layout" svg:width="5.207cm" svg:height="6.096cm" svg:x="14.208cm" svg:y="9.382cm">
          <text:p text:style-name="P1">If data is being input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ustom-shape draw:style-name="gr2" draw:text-style-name="P1" xml:id="id4" draw:id="id4" draw:layer="layout" svg:width="4.445cm" svg:height="5.334cm" svg:x="2.27cm" svg:y="10.017cm">
          <text:p text:style-name="P1">No data input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1" xml:id="id6" draw:id="id6" draw:layer="layout" svg:width="3.937cm" svg:height="4.699cm" svg:x="1.254cm" svg:y="16.367cm">
          <text:p text:style-name="P1">Error messag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5" draw:id="id5" draw:layer="layout" svg:width="4.572cm" svg:height="4.064cm" svg:x="14.843cm" svg:y="18.272cm">
          <text:p text:style-name="P1">Parse and print data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0.144cm" svg:y1="3.794cm" svg:x2="9.699cm" svg:y2="5.699cm" draw:start-shape="id1" draw:start-glue-point="2" draw:end-shape="id2" svg:d="M10144 3794v952h-445v953">
          <text:p/>
        </draw:connector>
        <draw:connector draw:style-name="gr3" draw:text-style-name="P1" draw:layer="layout" svg:x1="12.255cm" svg:y1="8.181cm" svg:x2="16.811cm" svg:y2="9.382cm" draw:end-shape="id3" svg:d="M12255 8181v350h4556v851">
          <text:p/>
        </draw:connector>
        <draw:connector draw:style-name="gr3" draw:text-style-name="P1" draw:layer="layout" svg:x1="7.21cm" svg:y1="7.795cm" svg:x2="4.493cm" svg:y2="10.017cm" draw:start-shape="id2" draw:start-glue-point="6" draw:end-shape="id4" draw:end-glue-point="4" svg:d="M7210 7795h-2717v2222">
          <text:p/>
        </draw:connector>
        <draw:connector draw:style-name="gr3" draw:text-style-name="P1" draw:layer="layout" svg:x1="16.812cm" svg:y1="15.478cm" svg:x2="17.129cm" svg:y2="18.272cm" draw:start-shape="id3" draw:start-glue-point="6" draw:end-shape="id5" draw:end-glue-point="4" svg:d="M16812 15478v1398h317v1396">
          <text:p/>
        </draw:connector>
        <draw:connector draw:style-name="gr3" draw:text-style-name="P1" draw:layer="layout" svg:x1="4.492cm" svg:y1="15.351cm" svg:x2="3.223cm" svg:y2="16.367cm" draw:start-shape="id4" draw:end-shape="id6" draw:end-glue-point="4" svg:d="M4492 15351v508h-1269v508">
          <text:p/>
        </draw:connector>
        <draw:frame draw:style-name="gr4" draw:layer="layout" svg:width="3.937cm" svg:height="1.27cm" svg:x="13.827cm" svg:y="6.842cm">
          <draw:text-box>
            <text:p>If statement </text:p>
          </draw:text-box>
        </draw:frame>
        <draw:frame draw:style-name="gr5" draw:layer="layout" svg:width="4.697cm" svg:height="0.963cm" svg:x="2.143cm" svg:y="6.588cm">
          <draw:text-box>
            <text:p>Else statemen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ody murrer</meta:initial-creator>
    <meta:creation-date>2018-05-16T18:47:43.08</meta:creation-date>
    <dc:date>2018-05-16T18:57:21.65</dc:date>
    <dc:creator>cody murrer</dc:creator>
    <meta:editing-duration>PT9M40S</meta:editing-duration>
    <meta:editing-cycles>1</meta:editing-cycles>
    <meta:document-statistic meta:object-count="13"/>
    <meta:generator>OpenOffice/4.1.5$Win32 OpenOffice.org_project/415m1$Build-9789</meta:generator>
  </office:meta>
</office:document-meta>
</file>